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99ccff" draw:textarea-horizontal-align="justify" draw:textarea-vertical-align="middle" draw:auto-grow-height="false" fo:min-height="0.55cm" fo:min-width="5.1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95cm" fo:min-width="2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95cm" fo:min-width="2.6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95cm" fo:min-width="2.3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95cm" fo:min-width="3.2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95cm" fo:min-width="3.1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95cm" fo:min-width="2.5cm"/>
    </style:style>
    <style:style style:name="gr10" style:family="graphic" style:parent-style-name="standard">
      <style:graphic-properties svg:stroke-color="#314004" draw:fill-color="#ffffff" draw:textarea-horizontal-align="justify" draw:textarea-vertical-align="middle" draw:auto-grow-height="false" fo:min-height="0.712cm" fo:min-width="4.5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5.6cm" svg:height="0.8cm" svg:x="22cm" svg:y="0.4cm">
          <text:p text:style-name="P1">Presentation Lay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6cm" svg:height="0.8cm" svg:x="22cm" svg:y="4.8cm">
          <text:p text:style-name="P1">Application Lay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6cm" svg:height="0.8cm" svg:x="22cm" svg:y="11.3cm">
          <text:p text:style-name="P1">Storage Layer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2.5cm" svg:height="1.2cm" svg:x="5.4cm" svg:y="0.6cm">
          <text:p text:style-name="P2"><text:span text:style-name="T1">Search</text:span></text:p>
          <text:p text:style-name="P2"><text:span text:style-name="T1">Document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2.5cm" svg:height="1.2cm" svg:x="6.3cm" svg:y="3cm">
          <text:p text:style-name="P2"><text:span text:style-name="T1">View</text:span></text:p>
          <text:p text:style-name="P2"><text:span text:style-name="T1">Document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3.1cm" svg:height="1.2cm" svg:x="10.2cm" svg:y="3cm">
          <text:p text:style-name="P2"><text:span text:style-name="T1">Document GUI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2.8cm" svg:height="1.2cm" svg:x="15cm" svg:y="3cm">
          <text:p text:style-name="P2"><text:span text:style-name="T1">Account GUI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2.5cm" svg:height="1.2cm" svg:x="15.2cm" svg:y="0.6cm">
          <text:p text:style-name="P2"><text:span text:style-name="T1">Login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6.65cm" svg:y1="1.8cm" svg:x2="7.55cm" svg:y2="3cm" draw:start-shape="id1" draw:start-glue-point="2" draw:end-shape="id2" draw:end-glue-point="0" svg:d="M6650 1800l900 1200" svg:viewBox="0 0 901 1201">
          <text:p/>
        </draw:connector>
        <draw:connector draw:style-name="gr5" draw:text-style-name="P1" draw:layer="layout" draw:type="line" svg:x1="16.45cm" svg:y1="1.8cm" svg:x2="11.75cm" svg:y2="3cm" draw:start-shape="id3" draw:start-glue-point="2" draw:end-shape="id4" draw:end-glue-point="0" svg:d="M16450 1800l-4700 1200" svg:viewBox="0 0 4701 1201">
          <text:p/>
        </draw:connector>
        <draw:connector draw:style-name="gr5" draw:text-style-name="P1" draw:layer="layout" draw:type="line" svg:x1="16.45cm" svg:y1="1.8cm" svg:x2="16.4cm" svg:y2="3cm" draw:start-shape="id3" draw:start-glue-point="2" draw:end-shape="id5" draw:end-glue-point="0" svg:d="M16450 1800l-50 1200" svg:viewBox="0 0 51 1201">
          <text:p/>
        </draw:connector>
        <draw:line draw:style-name="gr6" draw:text-style-name="P1" draw:layer="layout" svg:x1="0.8cm" svg:y1="4.6cm" svg:x2="27.2cm" svg:y2="4.6cm">
          <text:p/>
        </draw:line>
        <draw:line draw:style-name="gr6" draw:text-style-name="P1" draw:layer="layout" svg:x1="0.8cm" svg:y1="11.1cm" svg:x2="27.2cm" svg:y2="11.1cm">
          <text:p/>
        </draw:line>
        <draw:custom-shape draw:style-name="gr2" draw:text-style-name="P2" xml:id="id10" draw:id="id10" draw:layer="layout" svg:width="2.5cm" svg:height="1.2cm" svg:x="3.7cm" svg:y="7.7cm">
          <text:p text:style-name="P2"><text:span text:style-name="T1">Compose</text:span></text:p>
          <text:p text:style-name="P2"><text:span text:style-name="T1">Handl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2.5cm" svg:height="1.2cm" svg:x="10.5cm" svg:y="7.7cm">
          <text:p text:style-name="P2"><text:span text:style-name="T1">Upload</text:span></text:p>
          <text:p text:style-name="P2"><text:span text:style-name="T1">Document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2.5cm" svg:height="1.2cm" svg:x="13.8cm" svg:y="7.7cm">
          <text:p text:style-name="P2"><text:span text:style-name="T1">Delete</text:span></text:p>
          <text:p text:style-name="P2"><text:span text:style-name="T1">Document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3" draw:id="id13" draw:layer="layout" svg:width="2.5cm" svg:height="1.2cm" svg:x="17.1cm" svg:y="7.7cm">
          <text:p text:style-name="P2"><text:span text:style-name="T1">Clarin API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2.5cm" svg:height="1.2cm" svg:x="20.3cm" svg:y="7.7cm">
          <text:p text:style-name="P2"><text:span text:style-name="T1">Change</text:span></text:p>
          <text:p text:style-name="P2"><text:span text:style-name="T1">Passwor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3.1cm" svg:height="1.2cm" svg:x="23.3cm" svg:y="7.7cm">
          <text:p text:style-name="P2"><text:span text:style-name="T1">Login Handl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1" draw:id="id11" draw:layer="layout" svg:width="2.5cm" svg:height="1.2cm" svg:x="0.7cm" svg:y="7.7cm">
          <text:p text:style-name="P2"><text:span text:style-name="T1">Search</text:span></text:p>
          <text:p text:style-name="P2"><text:span text:style-name="T1">Handler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6.45cm" svg:y1="1.8cm" svg:x2="24.85cm" svg:y2="7.7cm" draw:start-shape="id3" draw:start-glue-point="2" draw:end-shape="id6" draw:end-glue-point="0" svg:d="M16450 1800l8400 5900" svg:viewBox="0 0 8401 5901">
          <text:p/>
        </draw:connector>
        <draw:connector draw:style-name="gr5" draw:text-style-name="P1" draw:layer="layout" draw:type="line" svg:x1="16.4cm" svg:y1="4.2cm" svg:x2="21.55cm" svg:y2="7.7cm" draw:start-shape="id5" draw:start-glue-point="2" draw:end-shape="id7" draw:end-glue-point="0" svg:d="M16400 4200l5150 3500" svg:viewBox="0 0 5151 3501">
          <text:p/>
        </draw:connector>
        <draw:connector draw:style-name="gr5" draw:text-style-name="P1" draw:layer="layout" draw:type="line" svg:x1="11.75cm" svg:y1="4.2cm" svg:x2="15.05cm" svg:y2="7.7cm" draw:start-shape="id4" draw:start-glue-point="2" draw:end-shape="id8" draw:end-glue-point="0" svg:d="M11750 4200l3300 3500" svg:viewBox="0 0 3301 3501">
          <text:p/>
        </draw:connector>
        <draw:connector draw:style-name="gr5" draw:text-style-name="P1" draw:layer="layout" draw:type="line" svg:x1="11.75cm" svg:y1="4.2cm" svg:x2="11.75cm" svg:y2="7.7cm" draw:start-shape="id4" draw:start-glue-point="2" draw:end-shape="id9" draw:end-glue-point="0" svg:d="M11750 4200v3500" svg:viewBox="0 0 1 3501">
          <text:p/>
        </draw:connector>
        <draw:connector draw:style-name="gr5" draw:text-style-name="P1" draw:layer="layout" draw:type="line" svg:x1="7.55cm" svg:y1="4.2cm" svg:x2="4.95cm" svg:y2="7.7cm" draw:start-shape="id2" draw:start-glue-point="2" draw:end-shape="id10" draw:end-glue-point="0" svg:d="M7550 4200l-2600 3500" svg:viewBox="0 0 2601 3501">
          <text:p/>
        </draw:connector>
        <draw:connector draw:style-name="gr5" draw:text-style-name="P1" draw:layer="layout" draw:type="line" svg:x1="6.65cm" svg:y1="1.8cm" svg:x2="1.95cm" svg:y2="7.7cm" draw:start-shape="id1" draw:start-glue-point="2" draw:end-shape="id11" draw:end-glue-point="0" svg:d="M6650 1800l-4700 5900" svg:viewBox="0 0 4701 5901">
          <text:p/>
        </draw:connector>
        <draw:custom-shape draw:style-name="gr7" draw:text-style-name="P2" xml:id="id15" draw:id="id15" draw:layer="layout" svg:width="3.7cm" svg:height="1.2cm" svg:x="5.434cm" svg:y="13.55cm">
          <text:p text:style-name="P2"><text:span text:style-name="T1">Read/Write/Delete</text:span></text:p>
          <text:p text:style-name="P2"><text:span text:style-name="T1">Images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14" draw:id="id14" draw:layer="layout" svg:width="3.7cm" svg:height="1.2cm" svg:x="11.368cm" svg:y="13.55cm">
          <text:p text:style-name="P2"><text:span text:style-name="T1">Read/Write/Delete</text:span></text:p>
          <text:p text:style-name="P2"><text:span text:style-name="T1">Document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7" draw:id="id17" draw:layer="layout" svg:width="2.5cm" svg:height="1.2cm" svg:x="0.7cm" svg:y="13.55cm">
          <text:p text:style-name="P2"><text:span text:style-name="T1">Search</text:span></text:p>
          <text:p text:style-name="P2"><text:span text:style-name="T1">Interface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12" draw:id="id12" draw:layer="layout" svg:width="3.6cm" svg:height="1.2cm" svg:x="17.3cm" svg:y="13.55cm">
          <text:p text:style-name="P2"><text:span text:style-name="T1">Read/Write/Delete</text:span></text:p>
          <text:p text:style-name="P2"><text:span text:style-name="T1">Credential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16" draw:id="id16" draw:layer="layout" svg:width="3cm" svg:height="1.2cm" svg:x="6.8cm" svg:y="7.7cm">
          <text:p text:style-name="P2"><text:span text:style-name="T1">XML to JSON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4.85cm" svg:y1="8.9cm" svg:x2="19.1cm" svg:y2="13.55cm" draw:start-shape="id6" draw:start-glue-point="2" draw:end-shape="id12" draw:end-glue-point="0" svg:d="M24850 8900l-5750 4650" svg:viewBox="0 0 5751 4651">
          <text:p/>
        </draw:connector>
        <draw:connector draw:style-name="gr5" draw:text-style-name="P1" draw:layer="layout" draw:type="line" svg:x1="21.55cm" svg:y1="8.9cm" svg:x2="19.1cm" svg:y2="13.55cm" draw:start-shape="id7" draw:start-glue-point="2" draw:end-shape="id12" draw:end-glue-point="0" svg:d="M21550 8900l-2450 4650" svg:viewBox="0 0 2451 4651">
          <text:p/>
        </draw:connector>
        <draw:connector draw:style-name="gr5" draw:text-style-name="P1" draw:layer="layout" draw:type="line" svg:x1="18.35cm" svg:y1="8.9cm" svg:x2="13.218cm" svg:y2="13.55cm" draw:start-shape="id13" draw:start-glue-point="2" draw:end-shape="id14" draw:end-glue-point="0" svg:d="M18350 8900l-5132 4650" svg:viewBox="0 0 5133 4651">
          <text:p/>
        </draw:connector>
        <draw:connector draw:style-name="gr5" draw:text-style-name="P1" draw:layer="layout" draw:type="line" svg:x1="18.35cm" svg:y1="8.9cm" svg:x2="7.284cm" svg:y2="13.55cm" draw:start-shape="id13" draw:start-glue-point="2" draw:end-shape="id15" draw:end-glue-point="0" svg:d="M18350 8900l-11066 4650" svg:viewBox="0 0 11067 4651">
          <text:p/>
        </draw:connector>
        <draw:connector draw:style-name="gr5" draw:text-style-name="P1" draw:layer="layout" draw:type="line" svg:x1="8.3cm" svg:y1="8.9cm" svg:x2="13.218cm" svg:y2="13.55cm" draw:start-shape="id16" draw:start-glue-point="2" draw:end-shape="id14" draw:end-glue-point="0" svg:d="M8300 8900l4918 4650" svg:viewBox="0 0 4919 4651">
          <text:p/>
        </draw:connector>
        <draw:connector draw:style-name="gr5" draw:text-style-name="P1" draw:layer="layout" draw:type="line" svg:x1="8.3cm" svg:y1="8.9cm" svg:x2="1.95cm" svg:y2="13.55cm" draw:start-shape="id16" draw:start-glue-point="2" draw:end-shape="id17" draw:end-glue-point="0" svg:d="M8300 8900l-6350 4650" svg:viewBox="0 0 6351 4651">
          <text:p/>
        </draw:connector>
        <draw:connector draw:style-name="gr5" draw:text-style-name="P1" draw:layer="layout" draw:type="line" svg:x1="1.95cm" svg:y1="8.9cm" svg:x2="1.95cm" svg:y2="13.55cm" draw:start-shape="id11" draw:start-glue-point="2" draw:end-shape="id17" draw:end-glue-point="0" svg:d="M1950 8900v4650" svg:viewBox="0 0 1 4651">
          <text:p/>
        </draw:connector>
        <draw:connector draw:style-name="gr5" draw:text-style-name="P1" draw:layer="layout" draw:type="line" svg:x1="4.95cm" svg:y1="8.9cm" svg:x2="7.284cm" svg:y2="13.55cm" draw:start-shape="id10" draw:start-glue-point="2" draw:end-shape="id15" draw:end-glue-point="0" svg:d="M4950 8900l2334 4650" svg:viewBox="0 0 2335 4651">
          <text:p/>
        </draw:connector>
        <draw:connector draw:style-name="gr5" draw:text-style-name="P1" draw:layer="layout" draw:type="line" svg:x1="11.75cm" svg:y1="8.9cm" svg:x2="7.284cm" svg:y2="13.55cm" draw:start-shape="id9" draw:start-glue-point="2" draw:end-shape="id15" draw:end-glue-point="0" svg:d="M11750 8900l-4466 4650" svg:viewBox="0 0 4467 4651">
          <text:p/>
        </draw:connector>
        <draw:connector draw:style-name="gr5" draw:text-style-name="P1" draw:layer="layout" draw:type="line" svg:x1="11.75cm" svg:y1="8.9cm" svg:x2="13.218cm" svg:y2="13.55cm" draw:start-shape="id9" draw:start-glue-point="2" draw:end-shape="id14" draw:end-glue-point="0" svg:d="M11750 8900l1468 4650" svg:viewBox="0 0 1469 4651">
          <text:p/>
        </draw:connector>
        <draw:connector draw:style-name="gr5" draw:text-style-name="P1" draw:layer="layout" draw:type="line" svg:x1="15.05cm" svg:y1="8.9cm" svg:x2="7.284cm" svg:y2="13.55cm" draw:start-shape="id8" draw:start-glue-point="2" draw:end-shape="id15" draw:end-glue-point="0" svg:d="M15050 8900l-7766 4650" svg:viewBox="0 0 7767 4651">
          <text:p/>
        </draw:connector>
        <draw:connector draw:style-name="gr5" draw:text-style-name="P1" draw:layer="layout" draw:type="line" svg:x1="15.05cm" svg:y1="8.9cm" svg:x2="13.218cm" svg:y2="13.55cm" draw:start-shape="id8" draw:start-glue-point="2" draw:end-shape="id14" draw:end-glue-point="0" svg:d="M15050 8900l-1832 4650" svg:viewBox="0 0 1833 4651">
          <text:p/>
        </draw:connector>
        <draw:line draw:style-name="gr6" draw:text-style-name="P1" draw:layer="layout" svg:x1="0.8cm" svg:y1="16.8cm" svg:x2="27.2cm" svg:y2="16.8cm">
          <text:p/>
        </draw:line>
        <draw:custom-shape draw:style-name="gr10" draw:text-style-name="P1" xml:id="id19" draw:id="id19" draw:layer="layout" svg:width="3.957cm" svg:height="1.823cm" svg:x="16.822cm" svg:y="18.039cm">
          <text:p text:style-name="P1">PostgreSQL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" draw:text-style-name="P1" xml:id="id18" draw:id="id18" draw:layer="layout" svg:width="4.271cm" svg:height="1.823cm" svg:x="5.865cm" svg:y="18.039cm">
          <text:p text:style-name="P1">Elasticsearch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5" draw:text-style-name="P1" draw:layer="layout" draw:type="line" svg:x1="1.95cm" svg:y1="14.75cm" svg:x2="8.001cm" svg:y2="18.039cm" draw:start-shape="id17" draw:start-glue-point="2" draw:end-shape="id18" draw:end-glue-point="5" svg:d="M1950 14750l6051 3289" svg:viewBox="0 0 6052 3290">
          <text:p/>
        </draw:connector>
        <draw:connector draw:style-name="gr5" draw:text-style-name="P1" draw:layer="layout" draw:type="line" svg:x1="7.284cm" svg:y1="14.75cm" svg:x2="18.801cm" svg:y2="18.039cm" draw:start-shape="id15" draw:start-glue-point="2" draw:end-shape="id19" draw:end-glue-point="5" svg:d="M7284 14750l11517 3289" svg:viewBox="0 0 11518 3290">
          <text:p/>
        </draw:connector>
        <draw:connector draw:style-name="gr5" draw:text-style-name="P1" draw:layer="layout" draw:type="line" svg:x1="13.218cm" svg:y1="14.75cm" svg:x2="18.801cm" svg:y2="18.039cm" draw:start-shape="id14" draw:start-glue-point="2" draw:end-shape="id19" draw:end-glue-point="5" svg:d="M13218 14750l5583 3289" svg:viewBox="0 0 5584 3290">
          <text:p/>
        </draw:connector>
        <draw:connector draw:style-name="gr5" draw:text-style-name="P1" draw:layer="layout" draw:type="line" svg:x1="19.1cm" svg:y1="14.75cm" svg:x2="18.801cm" svg:y2="18.039cm" draw:start-shape="id12" draw:start-glue-point="2" draw:end-shape="id19" draw:end-glue-point="5" svg:d="M19100 14750l-299 3289" svg:viewBox="0 0 300 3290">
          <text:p/>
        </draw:connector>
        <presentation:notes draw:style-name="dp2">
          <office:forms form:automatic-focus="false" form:apply-design-mode="false"/>
          <draw:page-thumbnail draw:style-name="gr1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1T14:01:47.262165031</meta:creation-date>
    <dc:date>2016-11-17T16:48:00.519396633</dc:date>
    <meta:editing-duration>PT2H29M30S</meta:editing-duration>
    <meta:editing-cycles>20</meta:editing-cycles>
    <meta:generator>LibreOffice/4.3.3.2$Linux_X86_64 LibreOffice_project/430m0$Build-2</meta:generator>
    <dc:creator>marcel </dc:creator>
    <meta:document-statistic meta:object-count="73"/>
  </office:meta>
</office:document-meta>
</file>